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1300" table:style-name="ce1">
            <text:p>13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80" table:style-name="ce1">
            <text:p>18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500" table:style-name="ce1">
            <text:p>15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30" table:style-name="ce1">
            <text:p>1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60" table:style-name="ce1">
            <text:p>6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140" table:style-name="ce1">
            <text:p>14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130" table:style-name="ce1">
            <text:p>1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370" table:style-name="ce1">
            <text:p>370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70" table:style-name="ce1">
            <text:p>7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300" table:style-name="ce1">
            <text:p>3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6215" table:formula="of:=SUM([.E2:.E54])" table:style-name="ce20">
            <text:p>6215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7-29T09:41:45Z</dc:date>
    <meta:print-date>2025-07-12T11:57:59Z</meta:print-date>
    <meta:editing-cycles>176</meta:editing-cycles>
    <meta:editing-duration>PT285196S</meta:editing-duration>
  </office:meta>
</office:document-meta>
</file>